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0.398cm" svg:y1="22.082cm" svg:x2="3.413cm" svg:y2="22.083cm">
          <text:p/>
        </draw:line>
        <draw:frame draw:style-name="gr2" draw:text-style-name="P2" draw:layer="layout" svg:width="0.514cm" svg:height="0.627cm" svg:x="10.6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6.588cm" svg:y1="22.082cm" svg:x2="6.588cm" svg:y2="19.669cm">
          <text:p/>
        </draw:line>
        <draw:line draw:style-name="gr3" draw:text-style-name="P1" draw:layer="layout" svg:x1="3.413cm" svg:y1="19.669cm" svg:x2="6.588cm" svg:y2="19.67cm">
          <text:p/>
        </draw:line>
        <draw:frame draw:style-name="gr2" draw:text-style-name="P2" draw:layer="layout" svg:width="1.755cm" svg:height="0.454cm" svg:x="6.715cm" svg:y="19.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3.413cm" svg:y1="17.637cm" svg:x2="9.128cm" svg:y2="17.637cm">
          <text:p/>
        </draw:line>
        <draw:line draw:style-name="gr3" draw:text-style-name="P1" draw:layer="layout" svg:x1="9.128cm" svg:y1="22.082cm" svg:x2="9.129cm" svg:y2="17.637cm">
          <text:p/>
        </draw:line>
        <draw:frame draw:style-name="gr2" draw:text-style-name="P2" draw:layer="layout" svg:width="1.725cm" svg:height="0.454cm" svg:x="9.405cm" svg:y="17.7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6.461cm" svg:y1="19.542cm" svg:x2="6.715cm" svg:y2="19.796cm">
          <text:p/>
        </draw:line>
        <draw:line draw:style-name="gr4" draw:text-style-name="P1" draw:layer="layout" svg:x1="6.461cm" svg:y1="19.796cm" svg:x2="6.715cm" svg:y2="19.542cm">
          <text:p/>
        </draw:line>
        <draw:line draw:style-name="gr4" draw:text-style-name="P1" draw:layer="layout" svg:x1="9.001cm" svg:y1="17.51cm" svg:x2="9.255cm" svg:y2="17.764cm">
          <text:p/>
        </draw:line>
        <draw:line draw:style-name="gr4" draw:text-style-name="P1" draw:layer="layout" svg:x1="9.001cm" svg:y1="17.764cm" svg:x2="9.255cm" svg:y2="17.51cm">
          <text:p/>
        </draw:line>
        <draw:line draw:style-name="gr5" draw:text-style-name="P1" draw:layer="layout" svg:x1="6.588cm" svg:y1="21.955cm" svg:x2="6.588cm" svg:y2="22.336cm">
          <text:p/>
        </draw:line>
        <draw:line draw:style-name="gr5" draw:text-style-name="P1" draw:layer="layout" svg:x1="9.128cm" svg:y1="21.955cm" svg:x2="9.128cm" svg:y2="22.336cm">
          <text:p/>
        </draw:line>
        <draw:line draw:style-name="gr5" draw:text-style-name="P1" draw:layer="layout" svg:x1="3.667cm" svg:y1="17.637cm" svg:x2="3.159cm" svg:y2="17.637cm">
          <text:p/>
        </draw:line>
        <draw:line draw:style-name="gr5" draw:text-style-name="P1" draw:layer="layout" svg:x1="3.667cm" svg:y1="19.669cm" svg:x2="3.159cm" svg:y2="19.669cm">
          <text:p/>
        </draw:line>
        <draw:frame draw:style-name="gr2" draw:text-style-name="P2" draw:layer="layout" svg:width="0.54cm" svg:height="0.445cm" svg:x="2.397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54cm" svg:height="0.445cm" svg:x="2.397cm" svg:y="19.4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6.33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18cm" svg:height="0.445cm" svg:x="8.874cm" svg:y="22.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1" draw:layer="layout" svg:x1="6.588cm" svg:y1="19.669cm" svg:x2="9.128cm" svg:y2="17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4-23T17:04:11.202848721</dc:date>
    <meta:editing-duration>PT16M15S</meta:editing-duration>
    <meta:editing-cycles>5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</mrow>
          </mrow>
          <mo fence="true" stretchy="false">)</mo>
        </mrow>
      </mrow>
    </mstyle>
    <annotation encoding="StarMath 5.0">color red {A ( x_a, y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</mrow>
          </mrow>
          <mo fence="true" stretchy="false">)</mo>
        </mrow>
      </mrow>
    </mstyle>
    <annotation encoding="StarMath 5.0">color red {B ( x_b, y_b )}</annotation>
  </semantics>
</math>
</file>

<file path=Object 5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6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